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itoLoggerTest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ckitoLogger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LoggerTest.strictness_warn_logged_into_custom_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